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4a7ebb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name="Прямоугольник 3" draw:style-name="gr1" draw:text-style-name="P1" draw:layer="layout" svg:width="3.999cm" svg:height="3.999cm" draw:transform="rotate (1.5707963267946) translate (5.373cm 16.47cm)">
          <text:p/>
          <draw:enhanced-geometry svg:viewBox="0 0 21600 21600" draw:type="rectangle" draw:enhanced-path="M 0 0 L 21600 0 21600 21600 0 21600 0 0 Z N"/>
        </draw:custom-shape>
        <draw:custom-shape draw:name="Прямоугольник 4" draw:style-name="gr1" draw:text-style-name="P1" draw:layer="layout" svg:width="1.999cm" svg:height="3.999cm" draw:transform="rotate (1.5707963267946) translate (5.373cm 12.449cm)">
          <text:p/>
          <draw:enhanced-geometry svg:viewBox="0 0 21600 21600" draw:type="rectangle" draw:enhanced-path="M 0 0 L 21600 0 21600 21600 0 21600 0 0 Z N"/>
        </draw:custom-shape>
        <draw:custom-shape draw:name="Прямоугольник 5" draw:style-name="gr1" draw:text-style-name="P1" draw:layer="layout" svg:width="5.999cm" svg:height="1.999cm" draw:transform="rotate (1.5707963267946) translate (9.342cm 16.47cm)">
          <text:p/>
          <draw:enhanced-geometry svg:viewBox="0 0 21600 21600" draw:type="rectangle" draw:enhanced-path="M 0 0 L 21600 0 21600 21600 0 21600 0 0 Z N"/>
        </draw:custom-shape>
        <draw:custom-shape draw:name="Прямоугольник 6" draw:style-name="gr1" draw:text-style-name="P1" draw:layer="layout" svg:width="3.999cm" svg:height="2.299cm" svg:x="5.358cm" svg:y="4.731cm">
          <text:p/>
          <draw:enhanced-geometry svg:viewBox="0 0 21600 21600" draw:type="rectangle" draw:enhanced-path="M 0 0 L 21600 0 21600 21600 0 21600 0 0 Z N"/>
        </draw:custom-shape>
        <draw:line draw:name="Прямая соединительная линия 8" draw:style-name="gr2" draw:text-style-name="P2" draw:layer="layout" svg:x1="9.398cm" svg:y1="4.722cm" svg:x2="11.398cm" svg:y2="4.726cm">
          <text:p/>
        </draw:line>
        <draw:line draw:name="Прямая соединительная линия 9" draw:style-name="gr2" draw:text-style-name="P2" draw:layer="layout" svg:x1="9.398cm" svg:y1="7.048cm" svg:x2="11.398cm" svg:y2="7.052cm">
          <text:p/>
        </draw:line>
        <draw:custom-shape draw:name="Равнобедренный треугольник 17" draw:style-name="gr1" draw:text-style-name="P1" draw:layer="layout" svg:width="5.999cm" svg:height="1.999cm" svg:x="5.358cm" svg:y="2.7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Левая фигурная скобка 18" draw:style-name="gr3" draw:text-style-name="P1" draw:layer="layout" svg:width="0.699cm" svg:height="2.299cm" svg:x="4.564cm" svg:y="4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19" draw:style-name="gr4" draw:text-style-name="P4" draw:layer="layout" svg:width="2.403cm" svg:height="1.013cm" svg:x="2.2cm" svg:y="5.358cm">
          <text:p text:style-name="P3"><text:span text:style-name="T1">2,3 м</text:span></text:p>
          <draw:enhanced-geometry svg:viewBox="0 0 21600 21600" draw:type="rectangle" draw:enhanced-path="M 0 0 L 21600 0 21600 21600 0 21600 0 0 Z N"/>
        </draw:custom-shape>
        <draw:custom-shape draw:name="Правая фигурная скобка 21" draw:style-name="gr3" draw:text-style-name="P1" draw:layer="layout" svg:width="0.699cm" svg:height="3.999cm" draw:transform="rotate (-1.57079632679579) translate (9.358cm 7.0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Box 22" draw:style-name="gr5" draw:text-style-name="P4" draw:layer="layout" svg:width="1.655cm" svg:height="1.013cm" svg:x="6.945cm" svg:y="7.937cm">
          <text:p text:style-name="P3"><text:span text:style-name="T1">4 м</text:span></text:p>
          <draw:enhanced-geometry svg:viewBox="0 0 21600 21600" draw:type="rectangle" draw:enhanced-path="M 0 0 L 21600 0 21600 21600 0 21600 0 0 Z N"/>
        </draw:custom-shape>
        <draw:custom-shape draw:name="Левая фигурная скобка 24" draw:style-name="gr3" draw:text-style-name="P1" draw:layer="layout" svg:width="0.887cm" svg:height="5.999cm" draw:transform="rotate (1.56329141101103) translate (5.38cm 17.359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25" draw:style-name="gr6" draw:text-style-name="P4" draw:layer="layout" svg:width="1.927cm" svg:height="1.013cm" svg:x="7.6cm" svg:y="17.264cm">
          <text:p text:style-name="P3"><text:span text:style-name="T1">6 м</text:span></text:p>
          <draw:enhanced-geometry svg:viewBox="0 0 21600 21600" draw:type="rectangle" draw:enhanced-path="M 0 0 L 21600 0 21600 21600 0 21600 0 0 Z N"/>
        </draw:custom-shape>
        <draw:custom-shape draw:name="Левая фигурная скобка 26" draw:style-name="gr3" draw:text-style-name="P1" draw:layer="layout" svg:width="0.991cm" svg:height="5.999cm" svg:x="11.309cm" svg:y="10.517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27" draw:style-name="gr7" draw:text-style-name="P4" draw:layer="layout" svg:width="1.497cm" svg:height="1.013cm" svg:x="12.302cm" svg:y="13.016cm">
          <text:p text:style-name="P3"><text:span text:style-name="T1">6 м</text:span></text:p>
          <draw:enhanced-geometry svg:viewBox="0 0 21600 21600" draw:mirror-horizontal="true" draw:type="rectangle" draw:enhanced-path="M 0 0 L 21600 0 21600 21600 0 21600 0 0 Z N"/>
        </draw:custom-shape>
        <draw:custom-shape draw:name="Левая фигурная скобка 29" draw:style-name="gr3" draw:text-style-name="P1" draw:layer="layout" svg:width="0.699cm" svg:height="1.999cm" svg:x="4.67cm" svg:y="10.4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30" draw:style-name="gr8" draw:text-style-name="P4" draw:layer="layout" svg:width="2.137cm" svg:height="1.013cm" svg:x="2.4cm" svg:y="11.007cm">
          <text:p text:style-name="P3"><text:span text:style-name="T1">2 м</text:span></text:p>
          <draw:enhanced-geometry svg:viewBox="0 0 21600 21600" draw:type="rectangle" draw:enhanced-path="M 0 0 L 21600 0 21600 21600 0 21600 0 0 Z N"/>
        </draw:custom-shape>
        <draw:custom-shape draw:name="Правая фигурная скобка 31" draw:style-name="gr3" draw:text-style-name="P1" draw:layer="layout" svg:width="0.699cm" svg:height="1.999cm" svg:x="11.311cm" svg:y="2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Box 32" draw:style-name="gr9" draw:text-style-name="P4" draw:layer="layout" svg:width="1.496cm" svg:height="1.013cm" draw:transform="skewX (0.038397243543868) rotate (0.038397243543868) translate (12.105cm 3.175cm)">
          <text:p text:style-name="P3"><text:span text:style-name="T1">2 м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34" draw:style-name="gr10" draw:text-style-name="P2" draw:layer="layout" svg:x1="8.357cm" svg:y1="2.719cm" svg:x2="11.31cm" svg:y2="2.698cm">
          <text:p/>
        </draw:line>
        <draw:custom-shape draw:name="TextBox 35" draw:style-name="gr11" draw:text-style-name="P1" draw:layer="layout" svg:width="4.166cm" svg:height="1.013cm" svg:x="13.494cm" svg:y="4.762cm">
          <text:p text:style-name="P3"><text:span text:style-name="T1">Вид с боку</text:span></text:p>
          <draw:enhanced-geometry svg:viewBox="0 0 21600 21600" draw:type="rectangle" draw:enhanced-path="M 0 0 L 21600 0 21600 21600 0 21600 0 0 Z N"/>
        </draw:custom-shape>
        <draw:custom-shape draw:name="TextBox 36" draw:style-name="gr11" draw:text-style-name="P1" draw:layer="layout" svg:width="4.365cm" svg:height="1.013cm" svg:x="13.494cm" svg:y="12.7cm">
          <text:p text:style-name="P3"><text:span text:style-name="T1">Вид с верху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10-22">22.10.15</text:date></text:span></text:p>
        </draw:text-box>
      </draw:frame>
      <draw:frame draw:name="Нижний колонтитул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0-22T17:44:14.20</dc:date>
    <dc:creator>Алена Головастов</dc:creator>
    <meta:document-statistic meta:object-count="45"/>
    <meta:generator>OpenOffice/4.1.1$Win32 OpenOffice.org_project/411m6$Build-9775</meta:generator>
  </office:meta>
</office:document-meta>
</file>